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e58" officeooo:paragraph-rsid="0006ee58"/>
    </style:style>
    <style:style style:name="P2" style:family="paragraph" style:parent-style-name="Table_20_Contents">
      <style:text-properties fo:font-weight="bold" officeooo:rsid="0006ee58" officeooo:paragraph-rsid="0006ee58" style:font-weight-asian="bold" style:font-weight-complex="bold"/>
    </style:style>
    <style:style style:name="P3" style:family="paragraph" style:parent-style-name="Table_20_Contents">
      <style:text-properties officeooo:rsid="0006ee58" officeooo:paragraph-rsid="0006ee58"/>
    </style:style>
    <style:style style:name="P4" style:family="paragraph" style:parent-style-name="Table_20_Contents">
      <style:text-properties officeooo:rsid="0007c59b" officeooo:paragraph-rsid="0007c59b"/>
    </style:style>
    <style:style style:name="P5" style:family="paragraph" style:parent-style-name="Table_20_Contents">
      <style:text-properties officeooo:rsid="0007e6ea" officeooo:paragraph-rsid="0007e6ea"/>
    </style:style>
    <style:style style:name="P6" style:family="paragraph" style:parent-style-name="Table_20_Contents">
      <style:text-properties officeooo:rsid="0008e37a" officeooo:paragraph-rsid="0008e37a"/>
    </style:style>
    <style:style style:name="T1" style:family="text">
      <style:text-properties officeooo:rsid="0007c5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382835134048">
          <table:table-cell table:style-name="Table1.A1" office:value-type="string">
            <text:p text:style-name="P2">Kappa</text:p>
          </table:table-cell>
          <table:table-cell table:style-name="Table1.B1" office:value-type="string">
            <text:p text:style-name="P2">Average regret</text:p>
          </table:table-cell>
        </table:table-row>
        <table:table-row table:style-name="TableLine94382835134048">
          <table:table-cell table:style-name="Table1.A2" office:value-type="string">
            <text:p text:style-name="P4">3.5</text:p>
          </table:table-cell>
          <table:table-cell table:style-name="Table1.B2" office:value-type="string">
            <text:p text:style-name="P4">0.344653</text:p>
          </table:table-cell>
        </table:table-row>
        <table:table-row table:style-name="TableLine94382835134048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Line94382835134048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</table:table-row>
        <table:table-row table:style-name="TableLine94382835134048">
          <table:table-cell table:style-name="Table1.A2" office:value-type="string">
            <text:p text:style-name="P4">4.5</text:p>
          </table:table-cell>
          <table:table-cell table:style-name="Table1.B2" office:value-type="string">
            <text:p text:style-name="P4">0.400001</text:p>
          </table:table-cell>
        </table:table-row>
        <table:table-row table:style-name="TableLine94382835134048">
          <table:table-cell table:style-name="Table1.A2" office:value-type="string">
            <text:p text:style-name="P6">4.9</text:p>
          </table:table-cell>
          <table:table-cell table:style-name="Table1.B2" office:value-type="string">
            <text:p text:style-name="P6">0.318842</text:p>
          </table:table-cell>
        </table:table-row>
        <table:table-row table:style-name="TableLine94382835134048">
          <table:table-cell table:style-name="Table1.A2" office:value-type="string">
            <text:p text:style-name="P6">4.97</text:p>
          </table:table-cell>
          <table:table-cell table:style-name="Table1.B2" office:value-type="string">
            <text:p text:style-name="P6">0.4374849</text:p>
          </table:table-cell>
        </table:table-row>
        <table:table-row table:style-name="TableLine94382835134048">
          <table:table-cell table:style-name="Table1.A2" office:value-type="string">
            <text:p text:style-name="P3">5</text:p>
          </table:table-cell>
          <table:table-cell table:style-name="Table1.B2" office:value-type="string">
            <text:p text:style-name="P3">0.27<text:span text:style-name="T1">1275</text:span></text:p>
          </table:table-cell>
        </table:table-row>
        <table:table-row table:style-name="TableLine94382835134048">
          <table:table-cell table:style-name="Table1.A2" office:value-type="string">
            <text:p text:style-name="P6">5.1</text:p>
          </table:table-cell>
          <table:table-cell table:style-name="Table1.B2" office:value-type="string">
            <text:p text:style-name="P6">0.394138</text:p>
          </table:table-cell>
        </table:table-row>
        <table:table-row table:style-name="TableLine94382835134048">
          <table:table-cell table:style-name="Table1.A2" office:value-type="string">
            <text:p text:style-name="P5">5.2</text:p>
          </table:table-cell>
          <table:table-cell table:style-name="Table1.B2" office:value-type="string">
            <text:p text:style-name="P5">0.353407</text:p>
          </table:table-cell>
        </table:table-row>
        <table:table-row table:style-name="TableLine94382835134048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</table:table-row>
        <table:table-row table:style-name="TableLine94382835134048">
          <table:table-cell table:style-name="Table1.A2" office:value-type="string">
            <text:p text:style-name="P4">6.5</text:p>
          </table:table-cell>
          <table:table-cell table:style-name="Table1.B2" office:value-type="string">
            <text:p text:style-name="P4">0.4173079</text:p>
          </table:table-cell>
        </table:table-row>
        <table:table-row table:style-name="TableLine94382835134048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Line94382835134048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</table:table-row>
        <table:table-row table:style-name="TableLine94382835134048"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4">0.38</text:p>
          </table:table-cell>
        </table:table-row>
        <table:table-row table:style-name="TableLine9438283513404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38283513404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38283513404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21:16:05.120552386</meta:creation-date>
    <dc:date>2021-11-20T14:10:48.876984611</dc:date>
    <meta:editing-duration>PT9M29S</meta:editing-duration>
    <meta:editing-cycles>1</meta:editing-cycles>
    <meta:document-statistic meta:table-count="1" meta:image-count="0" meta:object-count="0" meta:page-count="1" meta:paragraph-count="20" meta:word-count="21" meta:character-count="114" meta:non-whitespace-character-count="113"/>
    <meta:generator>LibreOffice/6.4.7.2$Linux_X86_64 LibreOffice_project/40$Build-2</meta:generator>
  </office:meta>
</office:document-meta>
</file>